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21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mother_tong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i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unach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ame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ad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d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ng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hojpuriBri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h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tisgar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g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n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hw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jara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yan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machali/Pah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nau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nna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shmi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hande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ha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nk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sh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mo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tc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dac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pc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a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thi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layal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ipu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t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w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j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z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p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obare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i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njab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jastha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skr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th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d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asht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u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pu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du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2:38:47</meta:creation-date>
    <dc:language>en-IN</dc:language>
    <dc:date>2017-02-21T12:38:22.935293107</dc:date>
    <meta:editing-cycles>3</meta:editing-cycles>
    <meta:editing-duration>PT3M30S</meta:editing-duration>
    <meta:generator>LibreOffice/5.2.2.2$Linux_x86 LibreOffice_project/20m0$Build-2</meta:generator>
    <meta:document-statistic meta:table-count="1" meta:cell-count="53" meta:object-count="0"/>
  </office:meta>
</office:document-meta>
</file>